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2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2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2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2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24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2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2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2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3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3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3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3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3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4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4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4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4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4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4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4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47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49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5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5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5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5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5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5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6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6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6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6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7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7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7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7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8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8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8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8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8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8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8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88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90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9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9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9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9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9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9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9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0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0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0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0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0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0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0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0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0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1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1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1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1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1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2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2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2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2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3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3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3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3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4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4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4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46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24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4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24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5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5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5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5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5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6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7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7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7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7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8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8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8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8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8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28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2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29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0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0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0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0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1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1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1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1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1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2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2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2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3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32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333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3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3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3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3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38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3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40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4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7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49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50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5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5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53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35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5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5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5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5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6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6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6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6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70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37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7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37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7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7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7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9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39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9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3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0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1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3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3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3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3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4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5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5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5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5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5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5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6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6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6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6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69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47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47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7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49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9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49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9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0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0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05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0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0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0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0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11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1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1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1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1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1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2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2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2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25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27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2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29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3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3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3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3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3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36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3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3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40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4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4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4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44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4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4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4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4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4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5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5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6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6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6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6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7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71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7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7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7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7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7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7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81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582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58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8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8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8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8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8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8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9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9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9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59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94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5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9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59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59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59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0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0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0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0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1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1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13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61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1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61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1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1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1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2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2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2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2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2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30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6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3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63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3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3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3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3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3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4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4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4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4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4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4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4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47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6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49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65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5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5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6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6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6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64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6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6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66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6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6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7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7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7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7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8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8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8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84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68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8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68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9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69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9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69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69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0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0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0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0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0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0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1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1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1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1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1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1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2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3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3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3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3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3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3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3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3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4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4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4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4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4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46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747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7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4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5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52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75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54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7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5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5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6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6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6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6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6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6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6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6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7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7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7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7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80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78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8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78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8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8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8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9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9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79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79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79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0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0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0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03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80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0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80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0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0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1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1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1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1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1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1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1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1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1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2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2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2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2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2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3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3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3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3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3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4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4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4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44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84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4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84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4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0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5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5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5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5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5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6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6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6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6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6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6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6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6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6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7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7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7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7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7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8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8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8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8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9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9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9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89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89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899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90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0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0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0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0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1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2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2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2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3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3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4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4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4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4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5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5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5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5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5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6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6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7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7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7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8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81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8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8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85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986" style:family="text">
      <style:text-properties fo:font-size="10.50pt" fo:font-weight="normal" fo:font-family="Consolas" style:font-family-asian="Consolas" style:font-family-complex="Consolas" fo:background-color="#1e1e1e" fo:color="#6a9955"/>
    </style:style>
    <style:style style:name="T98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98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9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91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9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99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4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5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6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7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999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0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1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3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4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06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0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0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0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1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1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1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18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1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20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0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22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02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2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2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2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2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4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4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4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4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5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6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7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8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86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087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8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08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09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0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0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0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0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0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0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0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0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0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09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1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1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1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1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14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1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16" style:family="text">
      <style:text-properties fo:font-size="10.50pt" fo:font-weight="normal" fo:font-family="Consolas" style:font-family-asian="Consolas" style:font-family-complex="Consolas" fo:background-color="#1e1e1e" fo:color="#9cdcfe"/>
    </style:style>
    <style:style style:name="T111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18" style:family="text">
      <style:text-properties fo:font-size="10.50pt" fo:font-weight="normal" fo:font-family="Consolas" style:font-family-asian="Consolas" style:font-family-complex="Consolas" fo:background-color="#1e1e1e" fo:color="#ce9178"/>
    </style:style>
    <style:style style:name="T111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20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2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2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2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3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4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5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6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7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8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39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40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41" style:family="text">
      <style:text-properties fo:font-size="10.50pt" fo:font-weight="normal" fo:font-family="Consolas" style:font-family-asian="Consolas" style:font-family-complex="Consolas" fo:background-color="#1e1e1e" fo:color="#d4d4d4"/>
    </style:style>
    <style:style style:name="T1142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3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4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5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6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7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48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49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1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52" style:family="text">
      <style:text-properties fo:font-size="10.50pt" fo:font-weight="normal" fo:font-family="Consolas" style:font-family-asian="Consolas" style:font-family-complex="Consolas" fo:background-color="#1e1e1e" fo:color="#569cd6"/>
    </style:style>
    <style:style style:name="T1153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54" style:family="text">
      <style:text-properties fo:font-size="10.50pt" fo:font-weight="normal" fo:font-family="Consolas" style:font-family-asian="Consolas" style:font-family-complex="Consolas" fo:background-color="#1e1e1e" fo:color="#808080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7.10pt" fo:text-indent="-7.10pt" fo:margin-bottom="10.00pt">
        <style:tab-stops>
          <style:tab-stop style:position="21.30pt"/>
          <style:tab-stop style:position="49.70pt"/>
        </style:tab-stops>
      </style:paragraph-properties>
    </style:style>
    <style:style style:name="P2" style:family="paragraph">
      <style:paragraph-properties fo:line-height="115.00%" fo:text-align="center" fo:margin-left="7.10pt" fo:text-indent="-7.10pt" fo:margin-bottom="10.00pt">
        <style:tab-stops>
          <style:tab-stop style:position="21.30pt"/>
          <style:tab-stop style:position="49.70pt"/>
        </style:tab-stops>
      </style:paragraph-properties>
    </style:style>
    <style:style style:name="P3" style:family="paragraph">
      <style:paragraph-properties fo:line-height="100.00%" fo:text-align="center" fo:margin-left="18.00pt" fo:text-indent="0.00pt"/>
    </style:style>
    <style:style style:name="P4" style:family="paragraph">
      <style:paragraph-properties fo:line-height="100.00%" fo:text-align="left" fo:margin-left="18.00pt" fo:text-indent="0.00pt"/>
    </style:style>
    <style:style style:name="P5" style:family="paragraph">
      <style:paragraph-properties fo:line-height="100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left" fo:margin-left="18.00pt" fo:text-indent="0.00pt"/>
    </style:style>
    <style:style style:name="P8" style:family="paragraph">
      <style:paragraph-properties fo:line-height="100.00%" fo:text-align="left" fo:margin-left="36.00pt" fo:text-indent="0.00pt" fo:margin-bottom="8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left" fo:margin-left="18.00pt" fo:text-indent="0.00pt"/>
    </style:style>
    <style:style style:name="P12" style:family="paragraph">
      <style:paragraph-properties fo:line-height="100.00%" fo:text-align="left" fo:margin-left="18.00pt" fo:text-indent="0.00p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 fo:margin-left="36.00pt" fo:text-indent="0.00pt" fo:margin-bottom="8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00.00%" fo:text-align="left" fo:margin-left="36.00pt" fo:text-indent="0.00pt" fo:margin-bottom="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36.00pt" fo:text-indent="0.00pt" fo:margin-bottom="8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8.00pt"/>
    </style:style>
    <style:style style:name="P25" style:family="paragraph">
      <style:paragraph-properties fo:line-height="100.00%" fo:text-align="left" fo:margin-left="18.00pt" fo:text-indent="0.00pt"/>
    </style:style>
    <style:style style:name="P26" style:family="paragraph">
      <style:paragraph-properties fo:line-height="100.00%" fo:text-align="left" fo:margin-left="36.00pt" fo:text-indent="0.00pt" fo:margin-bottom="8.00pt"/>
    </style:style>
    <style:style style:name="P27" style:family="paragraph">
      <style:paragraph-properties fo:line-height="100.00%" fo:text-align="left" fo:margin-left="36.00pt" fo:text-indent="0.00pt" fo:margin-bottom="8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36.00pt" fo:text-indent="0.00pt" fo:margin-bottom="8.00pt"/>
    </style:style>
    <style:style style:name="P40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نورا عبد الحميد حسني</text:span><text:span text:style-name="T2"/></text:p>
      <text:p text:style-name="P1"><text:span text:style-name="T3">Name/</text:span><text:span text:style-name="T4">noura abdelhamed hosney /<text:s/></text:span><text:span text:style-name="T5"/></text:p>
      <text:p text:style-name="P1"><text:span text:style-name="T6">I.D /<text:s/></text:span><text:span text:style-name="T7">995</text:span><text:span text:style-name="T8"/></text:p>
      <text:p text:style-name="P1"><text:span text:style-name="T9">B.N/</text:span><text:span text:style-name="T10">5</text:span><text:span text:style-name="T11"/></text:p>
      <text:p text:style-name="P2"><text:span text:style-name="T12">Section /<text:s/></text:span><text:span text:style-name="T13">45</text:span><text:span text:style-name="T14"/></text:p>
      <text:p text:style-name="P2"><text:span text:style-name="T15">Group/</text:span><text:span text:style-name="T16">8</text:span><text:span text:style-name="T17"/></text:p>
      <text:p text:style-name="P3"><text:span text:style-name="T18">Date /</text:span><text:span text:style-name="T19">12</text:span><text:span text:style-name="T20">/</text:span><text:span text:style-name="T21">6</text:span><text:span text:style-name="T22">/</text:span><text:span text:style-name="T23">2021</text:span><text:span text:style-name="T24"/></text:p>
      <text:p text:style-name="P3"><text:span text:style-name="T25"/></text:p>
      <text:p text:style-name="P4"><text:span text:style-name="T26">&lt;</text:span><text:span text:style-name="T27">div</text:span><text:span text:style-name="T28"> </text:span><text:span text:style-name="T29">id</text:span><text:span text:style-name="T30">=</text:span><text:span text:style-name="T31">"home"</text:span><text:span text:style-name="T32"/></text:p>
      <text:p text:style-name="P4"><text:span text:style-name="T33"/></text:p>
      <text:p text:style-name="P4"><text:span text:style-name="T34">        </text:span><text:span text:style-name="T35">&lt;</text:span><text:span text:style-name="T36">p</text:span><text:span text:style-name="T37">&gt;</text:span><text:span text:style-name="T38">A database is an organized collection of data, generally stored and accessed electronically from a computer</text:span><text:span text:style-name="T39"/></text:p>
      <text:p text:style-name="P4"><text:span text:style-name="T40">            system.</text:span><text:span text:style-name="T41"/></text:p>
      <text:p text:style-name="P4"><text:span text:style-name="T42">            Where databases are more complex they are often developed using formal design and modeling techniques.</text:span><text:span text:style-name="T43">&lt;</text:span><text:span text:style-name="T44">br</text:span><text:span text:style-name="T45">&gt;</text:span><text:span text:style-name="T46"/></text:p>
      <text:p text:style-name="P4"><text:span text:style-name="T47">            The database management system (DBMS) is the software that interacts with end users, applications, and the</text:span><text:span text:style-name="T48"/></text:p>
      <text:p text:style-name="P4"><text:span text:style-name="T49">            database itself to capture and analyze the data. The DBMS software additionally encompasses the core</text:span><text:span text:style-name="T50"/></text:p>
      <text:p text:style-name="P4"><text:span text:style-name="T51">            facilities provided to administer the database. </text:span><text:span text:style-name="T52">&lt;</text:span><text:span text:style-name="T53">br</text:span><text:span text:style-name="T54">&gt;</text:span><text:span text:style-name="T55"/></text:p>
      <text:p text:style-name="P4"><text:span text:style-name="T56">            The sum total of the database, the DBMS and the associated applications can be referred to as a "database</text:span><text:span text:style-name="T57"/></text:p>
      <text:p text:style-name="P4"><text:span text:style-name="T58">            system". Often the term "database" is also used to loosely refer to any of the DBMS, the database system or</text:span><text:span text:style-name="T59"/></text:p>
      <text:p text:style-name="P4"><text:span text:style-name="T60">            an application associated with the database.</text:span><text:span text:style-name="T61">&lt;</text:span><text:span text:style-name="T62">br</text:span><text:span text:style-name="T63">&gt;</text:span><text:span text:style-name="T64"/></text:p>
      <text:p text:style-name="P4"><text:span text:style-name="T65">            Computer scientists may classify database-management systems according to the database models that they</text:span><text:span text:style-name="T66"/></text:p>
      <text:p text:style-name="P4"><text:span text:style-name="T67">            support. Relational databases became dominant in the </text:span><text:span text:style-name="T68">1980</text:span><text:span text:style-name="T69">s. These model data as rows and columns in a series</text:span><text:span text:style-name="T70"/></text:p>
      <text:p text:style-name="P4"><text:span text:style-name="T71">            of tables, and the vast majority use SQL for writing and querying data. In the </text:span><text:span text:style-name="T72">2000</text:span><text:span text:style-name="T73">s, non-relational</text:span><text:span text:style-name="T74"/></text:p>
      <text:p text:style-name="P4"><text:span text:style-name="T75">            databases became popular, referred to as NoSQL because they use different query languages.</text:span><text:span text:style-name="T76">&lt;</text:span><text:span text:style-name="T77">br</text:span><text:span text:style-name="T78">&gt;</text:span><text:span text:style-name="T79"/></text:p>
      <text:p text:style-name="P4"><text:span text:style-name="T80">        </text:span><text:span text:style-name="T81">&lt;/</text:span><text:span text:style-name="T82">p</text:span><text:span text:style-name="T83">&gt;</text:span><text:span text:style-name="T84"/></text:p>
      <text:p text:style-name="P4"><text:span text:style-name="T85">    </text:span><text:span text:style-name="T86">&lt;/</text:span><text:span text:style-name="T87">div</text:span><text:span text:style-name="T88">&gt;</text:span><text:span text:style-name="T89"/></text:p>
      <text:p text:style-name="P5"><text:span text:style-name="T90"/></text:p>
      <text:list text:style-name="L6">
        <text:list-item>
          <text:p text:style-name="P6"><text:span text:style-name="T91">Classification</text:span><text:span text:style-name="T92"/></text:p>
        </text:list-item>
      </text:list>
      <text:p text:style-name="P7"><text:span text:style-name="T93">&lt;</text:span><text:span text:style-name="T94">div</text:span><text:span text:style-name="T95"> </text:span><text:span text:style-name="T96">id</text:span><text:span text:style-name="T97">=</text:span><text:span text:style-name="T98">"classification"</text:span><text:span text:style-name="T99">&gt;</text:span><text:span text:style-name="T100"/></text:p>
      <text:p text:style-name="P7"><text:span text:style-name="T101">        </text:span><text:span text:style-name="T102">&lt;</text:span><text:span text:style-name="T103">table</text:span><text:span text:style-name="T104">&gt;</text:span><text:span text:style-name="T105"/></text:p>
      <text:p text:style-name="P7"><text:span text:style-name="T106">            </text:span><text:span text:style-name="T107">&lt;</text:span><text:span text:style-name="T108">caption</text:span><text:span text:style-name="T109">&gt;</text:span><text:span text:style-name="T110">classification of database system</text:span><text:span text:style-name="T111">&lt;/</text:span><text:span text:style-name="T112">caption</text:span><text:span text:style-name="T113">&gt;</text:span><text:span text:style-name="T114"/></text:p>
      <text:p text:style-name="P7"><text:span text:style-name="T115">            </text:span><text:span text:style-name="T116">&lt;</text:span><text:span text:style-name="T117">tr</text:span><text:span text:style-name="T118">&gt;</text:span><text:span text:style-name="T119"/></text:p>
      <text:p text:style-name="P7"><text:span text:style-name="T120">                </text:span><text:span text:style-name="T121">&lt;</text:span><text:span text:style-name="T122">th</text:span><text:span text:style-name="T123"> </text:span><text:span text:style-name="T124">scope</text:span><text:span text:style-name="T125">=</text:span><text:span text:style-name="T126">"col"</text:span><text:span text:style-name="T127">&gt;</text:span><text:span text:style-name="T128"> transformation </text:span><text:span text:style-name="T129">&lt;/</text:span><text:span text:style-name="T130">th</text:span><text:span text:style-name="T131">&gt;</text:span><text:span text:style-name="T132"/></text:p>
      <text:p text:style-name="P7"><text:span text:style-name="T133">            </text:span><text:span text:style-name="T134">&lt;/</text:span><text:span text:style-name="T135">tr</text:span><text:span text:style-name="T136">&gt;</text:span><text:span text:style-name="T137"/></text:p>
      <text:p text:style-name="P7"><text:span text:style-name="T138">            </text:span><text:span text:style-name="T139">&lt;</text:span><text:span text:style-name="T140">tr</text:span><text:span text:style-name="T141">&gt;</text:span><text:span text:style-name="T142"/></text:p>
      <text:p text:style-name="P7"><text:span text:style-name="T143">                </text:span><text:span text:style-name="T144">&lt;</text:span><text:span text:style-name="T145">th</text:span><text:span text:style-name="T146"> </text:span><text:span text:style-name="T147">scope</text:span><text:span text:style-name="T148">=</text:span><text:span text:style-name="T149">"row"</text:span><text:span text:style-name="T150">&gt;</text:span><text:span text:style-name="T151">Aggregation</text:span><text:span text:style-name="T152">&lt;/</text:span><text:span text:style-name="T153">th</text:span><text:span text:style-name="T154">&gt;</text:span><text:span text:style-name="T155"/></text:p>
      <text:p text:style-name="P7"><text:span text:style-name="T156">                </text:span><text:span text:style-name="T157">&lt;</text:span><text:span text:style-name="T158">td</text:span><text:span text:style-name="T159">&gt;</text:span><text:span text:style-name="T160"> count / sum </text:span><text:span text:style-name="T161">&lt;/</text:span><text:span text:style-name="T162">td</text:span><text:span text:style-name="T163">&gt;</text:span><text:span text:style-name="T164"/></text:p>
      <text:p text:style-name="P7"><text:span text:style-name="T165">                </text:span><text:span text:style-name="T166">&lt;</text:span><text:span text:style-name="T167">td</text:span><text:span text:style-name="T168">&gt;</text:span><text:span text:style-name="T169"> min / max </text:span><text:span text:style-name="T170">&lt;/</text:span><text:span text:style-name="T171">td</text:span><text:span text:style-name="T172">&gt;</text:span><text:span text:style-name="T173"/></text:p>
      <text:p text:style-name="P7"><text:span text:style-name="T174">            </text:span><text:span text:style-name="T175">&lt;/</text:span><text:span text:style-name="T176">tr</text:span><text:span text:style-name="T177">&gt;</text:span><text:span text:style-name="T178"/></text:p>
      <text:p text:style-name="P7"><text:span text:style-name="T179">            </text:span><text:span text:style-name="T180">&lt;</text:span><text:span text:style-name="T181">tr</text:span><text:span text:style-name="T182">&gt;</text:span><text:span text:style-name="T183"/></text:p>
      <text:p text:style-name="P7"><text:span text:style-name="T184">                </text:span><text:span text:style-name="T185">&lt;</text:span><text:span text:style-name="T186">th</text:span><text:span text:style-name="T187"> </text:span><text:span text:style-name="T188">scope</text:span><text:span text:style-name="T189">=</text:span><text:span text:style-name="T190">"row"</text:span><text:span text:style-name="T191">&gt;</text:span><text:span text:style-name="T192"> denormalization </text:span><text:span text:style-name="T193">&lt;/</text:span><text:span text:style-name="T194">th</text:span><text:span text:style-name="T195">&gt;</text:span><text:span text:style-name="T196"/></text:p>
      <text:p text:style-name="P7"><text:span text:style-name="T197">                </text:span><text:span text:style-name="T198">&lt;</text:span><text:span text:style-name="T199">td</text:span><text:span text:style-name="T200">&gt;</text:span><text:span text:style-name="T201">direct derivation</text:span><text:span text:style-name="T202">&lt;/</text:span><text:span text:style-name="T203">td</text:span><text:span text:style-name="T204">&gt;</text:span><text:span text:style-name="T205"/></text:p>
      <text:p text:style-name="P7"><text:span text:style-name="T206">                </text:span><text:span text:style-name="T207">&lt;</text:span><text:span text:style-name="T208">td</text:span><text:span text:style-name="T209">&gt;</text:span><text:span text:style-name="T210">expretion </text:span><text:span text:style-name="T211">&lt;/</text:span><text:span text:style-name="T212">td</text:span><text:span text:style-name="T213">&gt;</text:span><text:span text:style-name="T214"/></text:p>
      <text:p text:style-name="P7"><text:span text:style-name="T215">                </text:span><text:span text:style-name="T216">&lt;</text:span><text:span text:style-name="T217">td</text:span><text:span text:style-name="T218">&gt;</text:span><text:span text:style-name="T219">case</text:span><text:span text:style-name="T220">&lt;/</text:span><text:span text:style-name="T221">td</text:span><text:span text:style-name="T222">&gt;</text:span><text:span text:style-name="T223"/></text:p>
      <text:p text:style-name="P7"><text:span text:style-name="T224">            </text:span><text:span text:style-name="T225">&lt;/</text:span><text:span text:style-name="T226">tr</text:span><text:span text:style-name="T227">&gt;</text:span><text:span text:style-name="T228"/></text:p>
      <text:p text:style-name="P7"><text:span text:style-name="T229">        </text:span><text:span text:style-name="T230">&lt;/</text:span><text:span text:style-name="T231">table</text:span><text:span text:style-name="T232">&gt;</text:span><text:span text:style-name="T233"/></text:p>
      <text:p text:style-name="P7"><text:span text:style-name="T234">    </text:span><text:span text:style-name="T235">&lt;/</text:span><text:span text:style-name="T236">div</text:span><text:span text:style-name="T237">&gt;</text:span><text:span text:style-name="T238"/></text:p>
      <text:p text:style-name="P8"><text:span text:style-name="T239"/></text:p>
      <text:list text:style-name="L9">
        <text:list-item>
          <text:p text:style-name="P9"><text:span text:style-name="T240">Application</text:span><text:span text:style-name="T241"/></text:p>
        </text:list-item>
      </text:list>
      <text:p text:style-name="P10"><text:span text:style-name="T242"> </text:span><text:span text:style-name="T243">&lt;</text:span><text:span text:style-name="T244">div</text:span><text:span text:style-name="T245"> </text:span><text:span text:style-name="T246">class</text:span><text:span text:style-name="T247">=</text:span><text:span text:style-name="T248">"Application"</text:span><text:span text:style-name="T249">&gt;</text:span><text:span text:style-name="T250"/></text:p>
      <text:p text:style-name="P10"><text:span text:style-name="T251">        </text:span><text:span text:style-name="T252">&lt;</text:span><text:span text:style-name="T253">p</text:span><text:span text:style-name="T254">&gt;</text:span><text:span text:style-name="T255"/></text:p>
      <text:p text:style-name="P10"><text:span text:style-name="T256">            The DBMS acronym is sometimes extended to indicate the underlying database model, with RDBMS for the</text:span><text:span text:style-name="T257"/></text:p>
      <text:p text:style-name="P10"><text:span text:style-name="T258">            relational, OODBMS for the object (oriented) and ORDBMS for the object–relational model. Other extensions</text:span><text:span text:style-name="T259"/></text:p>
      <text:p text:style-name="P10"><text:span text:style-name="T260">            can indicate some other characteristic, such as DDBMS for a distributed database management systems.</text:span><text:span text:style-name="T261"/></text:p>
      <text:p text:style-name="P10"><text:span text:style-name="T262">            Connolly and Begg define database management system (DBMS) as a "software system that enables users to</text:span><text:span text:style-name="T263"/></text:p>
      <text:p text:style-name="P10"><text:span text:style-name="T264">            define, create, maintain and control access to the database".[</text:span><text:span text:style-name="T265">24</text:span><text:span text:style-name="T266">] Examples of DBMS's include MySQL,</text:span><text:span text:style-name="T267"/></text:p>
      <text:p text:style-name="P10"><text:span text:style-name="T268">            PostgreSQL, Microsoft SQL Server, Oracle Database, and Microsoft Access.</text:span><text:span text:style-name="T269">&lt;</text:span><text:span text:style-name="T270">br</text:span><text:span text:style-name="T271">&gt;</text:span><text:span text:style-name="T272"/></text:p>
      <text:p text:style-name="P10"><text:span text:style-name="T273">            The DBMS acronym is sometimes extended to indicate the underlying database model, with RDBMS for the</text:span><text:span text:style-name="T274"/></text:p>
      <text:p text:style-name="P10"><text:span text:style-name="T275">            relational, OODBMS for the object (oriented) and ORDBMS for the object–relational model. Other extensions</text:span><text:span text:style-name="T276"/></text:p>
      <text:p text:style-name="P10"><text:span text:style-name="T277">            can indicate some other characteristic, such as DDBMS for a distributed database management systems.</text:span><text:span text:style-name="T278"/></text:p>
      <text:p text:style-name="P11"><text:span text:style-name="T279"/></text:p>
      <text:p text:style-name="P12"><text:span text:style-name="T280">            The functionality provided by a DBMS can vary enormously. The core functionality is the storage, retrieval</text:span><text:span text:style-name="T281"/></text:p>
      <text:p text:style-name="P12"><text:span text:style-name="T282">            and update of data. Codd proposed the following functions and services a fully-fledged general purpose DBMS</text:span><text:span text:style-name="T283"/></text:p>
      <text:p text:style-name="P12"><text:span text:style-name="T284">            should provide:</text:span><text:span text:style-name="T285">&lt;</text:span><text:span text:style-name="T286">br</text:span><text:span text:style-name="T287">&gt;</text:span><text:span text:style-name="T288"/></text:p>
      <text:p text:style-name="P12"><text:span text:style-name="T289">            Data storage, retrieval and update</text:span><text:span text:style-name="T290"/></text:p>
      <text:p text:style-name="P12"><text:span text:style-name="T291">            User accessible catalog or data dictionary describing the metadata</text:span><text:span text:style-name="T292"/></text:p>
      <text:p text:style-name="P12"><text:span text:style-name="T293">            Support for transactions and concurrency</text:span><text:span text:style-name="T294"/></text:p>
      <text:p text:style-name="P12"><text:span text:style-name="T295">            Facilities for recovering the database should it become damaged</text:span><text:span text:style-name="T296"/></text:p>
      <text:p text:style-name="P12"><text:span text:style-name="T297">            Support for authorization of access and update of data</text:span><text:span text:style-name="T298"/></text:p>
      <text:p text:style-name="P12"><text:span text:style-name="T299">            Access support from remote locations</text:span><text:span text:style-name="T300"/></text:p>
      <text:p text:style-name="P12"><text:span text:style-name="T301">            Enforcing constraints to ensure data in the database abides by certain rules </text:span><text:span text:style-name="T302">&lt;</text:span><text:span text:style-name="T303">br</text:span><text:span text:style-name="T304">&gt;</text:span><text:span text:style-name="T305"/></text:p>
      <text:p text:style-name="P12"><text:span text:style-name="T306">            It is also generally to be expected the DBMS will provide a set of utilities for such purposes as may be</text:span><text:span text:style-name="T307"/></text:p>
      <text:p text:style-name="P12"><text:span text:style-name="T308">            necessary to administer the database effectively, including import, export, monitoring, defragmentation and</text:span><text:span text:style-name="T309"/></text:p>
      <text:p text:style-name="P12"><text:span text:style-name="T310">            analysis utilities.[</text:span><text:span text:style-name="T311">26</text:span><text:span text:style-name="T312">] The core part of the DBMS interacting between the database and the application</text:span><text:span text:style-name="T313"/></text:p>
      <text:p text:style-name="P12"><text:span text:style-name="T314">            interface sometimes referred to as the database engine.</text:span><text:span text:style-name="T315">&lt;</text:span><text:span text:style-name="T316">br</text:span><text:span text:style-name="T317">&gt;</text:span><text:span text:style-name="T318"/></text:p>
      <text:p text:style-name="P12"><text:span text:style-name="T319">            Often DBMSs will have configuration parameters that can be statically and dynamically tuned, for example the</text:span><text:span text:style-name="T320"/></text:p>
      <text:p text:style-name="P12"><text:span text:style-name="T321">            maximum amount of main memory on a server the database can use. The trend is to minimize the amount of</text:span><text:span text:style-name="T322"/></text:p>
      <text:p text:style-name="P12"><text:span text:style-name="T323">            manual configuration, and for cases such as embedded databases the need to target zero-administration is</text:span><text:span text:style-name="T324"/></text:p>
      <text:p text:style-name="P13"><text:span text:style-name="T325"/></text:p>
      <text:p text:style-name="P14"><text:span text:style-name="T326">        </text:span><text:span text:style-name="T327">&lt;/</text:span><text:span text:style-name="T328">p</text:span><text:span text:style-name="T329">&gt;</text:span><text:span text:style-name="T330"/></text:p>
      <text:p text:style-name="P14"><text:span text:style-name="T331">        </text:span><text:span text:style-name="T332">&lt;!-- img  --&gt;</text:span><text:span text:style-name="T333"/></text:p>
      <text:p text:style-name="P14"><text:span text:style-name="T334">        </text:span><text:span text:style-name="T335">&lt;</text:span><text:span text:style-name="T336">img</text:span><text:span text:style-name="T337"> </text:span><text:span text:style-name="T338">src</text:span><text:span text:style-name="T339">=</text:span><text:span text:style-name="T340">"https://encrypted-tbn</text:span><text:span text:style-name="T341">0</text:span><text:span text:style-name="T342">.gstatic.com/images?q=tbn:ANd</text:span><text:span text:style-name="T343">9</text:span><text:span text:style-name="T344">GcTiTVTTNRl-LkEcMZvj</text:span><text:span text:style-name="T345">6</text:span><text:span text:style-name="T346">I</text:span><text:span text:style-name="T347">3</text:span><text:span text:style-name="T348">qiPlcXde_Qz-h</text:span><text:span text:style-name="T349">0</text:span><text:span text:style-name="T350">Q&amp;usqp=CAU"</text:span><text:span text:style-name="T351"/></text:p>
      <text:p text:style-name="P14"><text:span text:style-name="T352">            </text:span><text:span text:style-name="T353">alt</text:span><text:span text:style-name="T354">=</text:span><text:span text:style-name="T355">""</text:span><text:span text:style-name="T356">&gt;</text:span><text:span text:style-name="T357"/></text:p>
      <text:p text:style-name="P14"><text:span text:style-name="T358">    </text:span><text:span text:style-name="T359">&lt;/</text:span><text:span text:style-name="T360">div</text:span><text:span text:style-name="T361">&gt;</text:span><text:span text:style-name="T362"/></text:p>
      <text:p text:style-name="P15"><text:span text:style-name="T363"/></text:p>
      <text:list text:style-name="L16">
        <text:list-item>
          <text:p text:style-name="P16"><text:span text:style-name="T364">Data base language</text:span><text:span text:style-name="T365"/></text:p>
        </text:list-item>
      </text:list>
      <text:p text:style-name="P17"><text:span text:style-name="T366"/></text:p>
      <text:p text:style-name="P18"><text:span text:style-name="T367">&lt;</text:span><text:span text:style-name="T368">div</text:span><text:span text:style-name="T369"> </text:span><text:span text:style-name="T370">id</text:span><text:span text:style-name="T371">=</text:span><text:span text:style-name="T372">"Database languages"</text:span><text:span text:style-name="T373">&gt;</text:span><text:span text:style-name="T374"/></text:p>
      <text:p text:style-name="P18"><text:span text:style-name="T375">        </text:span><text:span text:style-name="T376">&lt;</text:span><text:span text:style-name="T377">p</text:span><text:span text:style-name="T378">&gt;</text:span><text:span text:style-name="T379">Database languages are special-purpose languages, which allow one or more of the following tasks, sometimes</text:span><text:span text:style-name="T380"/></text:p>
      <text:p text:style-name="P18"><text:span text:style-name="T381">            distinguished as sublanguages:</text:span><text:span text:style-name="T382"/></text:p>
      <text:p text:style-name="P19"><text:span text:style-name="T383"/></text:p>
      <text:p text:style-name="P20"><text:span text:style-name="T384">            Data control language (DCL) – controls access to data;</text:span><text:span text:style-name="T385"/></text:p>
      <text:p text:style-name="P20"><text:span text:style-name="T386">            Data definition language (DDL) – defines data types such as creating, altering, or dropping tables and the</text:span><text:span text:style-name="T387"/></text:p>
      <text:p text:style-name="P20"><text:span text:style-name="T388">            relationships among them;</text:span><text:span text:style-name="T389"/></text:p>
      <text:p text:style-name="P20"><text:span text:style-name="T390">            Data manipulation language (DML) – performs tasks such as inserting, updating, or deleting data occurrences;</text:span><text:span text:style-name="T391"/></text:p>
      <text:p text:style-name="P20"><text:span text:style-name="T392">            Data query language (DQL) – allows searching for information and computing derived information.</text:span><text:span text:style-name="T393">&lt;</text:span><text:span text:style-name="T394">br</text:span><text:span text:style-name="T395">&gt;</text:span><text:span text:style-name="T396"/></text:p>
      <text:p text:style-name="P20"><text:span text:style-name="T397">            Database languages are specific to a particular data model. Notable examples include:</text:span><text:span text:style-name="T398"/></text:p>
      <text:p text:style-name="P21"><text:span text:style-name="T399"/></text:p>
      <text:p text:style-name="P22"><text:span text:style-name="T400">            SQL combines the roles of data definition, data manipulation, and query in a single language. It was one of</text:span><text:span text:style-name="T401"/></text:p>
      <text:p text:style-name="P22"><text:span text:style-name="T402">            the first commercial languages for the relational model, although it departs in some respects from the</text:span><text:span text:style-name="T403"/></text:p>
      <text:p text:style-name="P22"><text:span text:style-name="T404">            relational model as described by Codd (for example, the rows and columns of a table can be ordered). SQL</text:span><text:span text:style-name="T405"/></text:p>
      <text:p text:style-name="P22"><text:span text:style-name="T406">            became a standard of the American National Standards Institute (ANSI) in </text:span><text:span text:style-name="T407">1986</text:span><text:span text:style-name="T408">, and of the International</text:span><text:span text:style-name="T409"/></text:p>
      <text:p text:style-name="P22"><text:span text:style-name="T410">            Organization for Standardization (ISO) in </text:span><text:span text:style-name="T411">1987</text:span><text:span text:style-name="T412">. The standards have been regularly enhanced since and is</text:span><text:span text:style-name="T413"/></text:p>
      <text:p text:style-name="P22"><text:span text:style-name="T414">            supported (with varying degrees of conformance) by all mainstream commercial relational DBMSs.[</text:span><text:span text:style-name="T415">29</text:span><text:span text:style-name="T416">][</text:span><text:span text:style-name="T417">30</text:span><text:span text:style-name="T418">]</text:span><text:span text:style-name="T419"/></text:p>
      <text:p text:style-name="P22"><text:span text:style-name="T420">            OQL is an object model language standard (from the Object Data Management Group). It has influenced the</text:span><text:span text:style-name="T421"/></text:p>
      <text:p text:style-name="P22"><text:span text:style-name="T422">            design of some of the newer query languages like JDOQL and EJB QL.</text:span><text:span text:style-name="T423"/></text:p>
      <text:p text:style-name="P22"><text:span text:style-name="T424">            XQuery is a standard XML query language implemented by XML database systems such as MarkLogic and eXist, by</text:span><text:span text:style-name="T425"/></text:p>
      <text:p text:style-name="P22"><text:span text:style-name="T426">            relational databases with XML capability such as Oracle and DB</text:span><text:span text:style-name="T427">2</text:span><text:span text:style-name="T428">, and also by in-memory XML processors such</text:span><text:span text:style-name="T429"/></text:p>
      <text:p text:style-name="P22"><text:span text:style-name="T430">            as Saxon.</text:span><text:span text:style-name="T431"/></text:p>
      <text:p text:style-name="P22"><text:span text:style-name="T432">            SQL/XML combines XQuery with SQL.[</text:span><text:span text:style-name="T433">31</text:span><text:span text:style-name="T434">]</text:span><text:span text:style-name="T435">&lt;</text:span><text:span text:style-name="T436">br</text:span><text:span text:style-name="T437">&gt;</text:span><text:span text:style-name="T438"/></text:p>
      <text:p text:style-name="P22"><text:span text:style-name="T439">            A database language may also incorporate features like:</text:span><text:span text:style-name="T440"/></text:p>
      <text:p text:style-name="P22"><text:span text:style-name="T441"/></text:p>
      <text:p text:style-name="P22"><text:span text:style-name="T442">            DBMS-specific configuration and storage engine management</text:span><text:span text:style-name="T443"/></text:p>
      <text:p text:style-name="P22"><text:span text:style-name="T444">            Computations to modify query results, like counting, summing, averaging, sorting, grouping, and</text:span><text:span text:style-name="T445"/></text:p>
      <text:p text:style-name="P22"><text:span text:style-name="T446">            cross-referencing</text:span><text:span text:style-name="T447"/></text:p>
      <text:p text:style-name="P22"><text:span text:style-name="T448">            Constraint enforcement (e.g. in an automotive database, only allowing one engine type per car)</text:span><text:span text:style-name="T449"/></text:p>
      <text:p text:style-name="P22"><text:span text:style-name="T450">            Application programming interface version of the query language, for programmer convenience</text:span><text:span text:style-name="T451"/></text:p>
      <text:p text:style-name="P22"><text:span text:style-name="T452">        </text:span><text:span text:style-name="T453">&lt;/</text:span><text:span text:style-name="T454">p</text:span><text:span text:style-name="T455">&gt;</text:span><text:span text:style-name="T456"/></text:p>
      <text:p text:style-name="P22"><text:span text:style-name="T457">    </text:span><text:span text:style-name="T458">&lt;/</text:span><text:span text:style-name="T459">div</text:span><text:span text:style-name="T460">&gt;</text:span><text:span text:style-name="T461"/></text:p>
      <text:p text:style-name="P23"><text:span text:style-name="T462"/></text:p>
      <text:list text:style-name="L24">
        <text:list-item>
          <text:p text:style-name="P24"><text:span text:style-name="T463">Materialize</text:span><text:span text:style-name="T464"/></text:p>
        </text:list-item>
      </text:list>
      <text:p text:style-name="P25"><text:span text:style-name="T465"> </text:span><text:span text:style-name="T466">&lt;</text:span><text:span text:style-name="T467">div</text:span><text:span text:style-name="T468"> </text:span><text:span text:style-name="T469">id</text:span><text:span text:style-name="T470">=</text:span><text:span text:style-name="T471">"Materialized "</text:span><text:span text:style-name="T472">&gt;</text:span><text:span text:style-name="T473"/></text:p>
      <text:p text:style-name="P25"><text:span text:style-name="T474">        Database storage is the container of the physical materialization of a database. It comprises the internal</text:span><text:span text:style-name="T475"/></text:p>
      <text:p text:style-name="P25"><text:span text:style-name="T476">        (physical) level in the database architecture. It also contains all the information needed (e.g., metadata,</text:span><text:span text:style-name="T477"/></text:p>
      <text:p text:style-name="P25"><text:span text:style-name="T478">        "data about the data", and internal data structures) to reconstruct the conceptual level and external level from</text:span><text:span text:style-name="T479"/></text:p>
      <text:p text:style-name="P25"><text:span text:style-name="T480">        the internal level when needed. Putting data into permanent storage is generally the responsibility of the</text:span><text:span text:style-name="T481"/></text:p>
      <text:p text:style-name="P25"><text:span text:style-name="T482">        database engine a.k.a. "storage engine". Though typically accessed by a DBMS through the underlying operating</text:span><text:span text:style-name="T483"/></text:p>
      <text:p text:style-name="P25"><text:span text:style-name="T484">        system (and often using the operating systems' file systems as intermediates for storage layout), storage</text:span><text:span text:style-name="T485"/></text:p>
      <text:p text:style-name="P25"><text:span text:style-name="T486">        properties and configuration setting are extremely important for the efficient operation of the DBMS, and thus</text:span><text:span text:style-name="T487"/></text:p>
      <text:p text:style-name="P25"><text:span text:style-name="T488">        are closely maintained by database administrators. A DBMS, while in operation, always has its database residing</text:span><text:span text:style-name="T489"/></text:p>
      <text:p text:style-name="P25"><text:span text:style-name="T490">        in several types of storage (e.g., memory and external storage). The database data and the additional needed</text:span><text:span text:style-name="T491"/></text:p>
      <text:p text:style-name="P25"><text:span text:style-name="T492">        information, possibly in very large amounts, are coded into bits.</text:span><text:span text:style-name="T493"/></text:p>
      <text:p text:style-name="P25"><text:span text:style-name="T494">    </text:span><text:span text:style-name="T495">&lt;/</text:span><text:span text:style-name="T496">div</text:span><text:span text:style-name="T497">&gt;</text:span><text:span text:style-name="T498"/></text:p>
      <text:p text:style-name="P26"><text:span text:style-name="T499"/></text:p>
      <text:p text:style-name="P27"><text:span text:style-name="T500">All pages</text:span><text:span text:style-name="T501"/></text:p>
      <text:p text:style-name="P28"><text:span text:style-name="T502">&lt;!</text:span><text:span text:style-name="T503">DOCTYPE</text:span><text:span text:style-name="T504"> </text:span><text:span text:style-name="T505">html</text:span><text:span text:style-name="T506">&gt;</text:span><text:span text:style-name="T507"/></text:p>
      <text:p text:style-name="P29"><text:span text:style-name="T508">&lt;</text:span><text:span text:style-name="T509">html</text:span><text:span text:style-name="T510"> </text:span><text:span text:style-name="T511">lang</text:span><text:span text:style-name="T512">=</text:span><text:span text:style-name="T513">"en"</text:span><text:span text:style-name="T514">&gt;</text:span><text:span text:style-name="T515"/></text:p>
      <text:p text:style-name="P29"><text:span text:style-name="T516"/></text:p>
      <text:p text:style-name="P30"><text:span text:style-name="T517">&lt;</text:span><text:span text:style-name="T518">head</text:span><text:span text:style-name="T519">&gt;</text:span><text:span text:style-name="T520"/></text:p>
      <text:p text:style-name="P30"><text:span text:style-name="T521">    </text:span><text:span text:style-name="T522">&lt;</text:span><text:span text:style-name="T523">meta</text:span><text:span text:style-name="T524"> </text:span><text:span text:style-name="T525">charset</text:span><text:span text:style-name="T526">=</text:span><text:span text:style-name="T527">"UTF-</text:span><text:span text:style-name="T528">8</text:span><text:span text:style-name="T529">"</text:span><text:span text:style-name="T530">&gt;</text:span><text:span text:style-name="T531"/></text:p>
      <text:p text:style-name="P30"><text:span text:style-name="T532">    </text:span><text:span text:style-name="T533">&lt;</text:span><text:span text:style-name="T534">meta</text:span><text:span text:style-name="T535"> </text:span><text:span text:style-name="T536">name</text:span><text:span text:style-name="T537">=</text:span><text:span text:style-name="T538">"viewport"</text:span><text:span text:style-name="T539"> </text:span><text:span text:style-name="T540">content</text:span><text:span text:style-name="T541">=</text:span><text:span text:style-name="T542">"width=device-width, initial-scale=</text:span><text:span text:style-name="T543">1</text:span><text:span text:style-name="T544">.</text:span><text:span text:style-name="T545">0</text:span><text:span text:style-name="T546">"</text:span><text:span text:style-name="T547">&gt;</text:span><text:span text:style-name="T548"/></text:p>
      <text:p text:style-name="P30"><text:span text:style-name="T549">    </text:span><text:span text:style-name="T550">&lt;</text:span><text:span text:style-name="T551">title</text:span><text:span text:style-name="T552">&gt;</text:span><text:span text:style-name="T553">Data base systems</text:span><text:span text:style-name="T554">&lt;/</text:span><text:span text:style-name="T555">title</text:span><text:span text:style-name="T556">&gt;</text:span><text:span text:style-name="T557"/></text:p>
      <text:p text:style-name="P30"><text:span text:style-name="T558">&lt;/</text:span><text:span text:style-name="T559">head</text:span><text:span text:style-name="T560">&gt;</text:span><text:span text:style-name="T561"/></text:p>
      <text:p text:style-name="P30"><text:span text:style-name="T562"/></text:p>
      <text:p text:style-name="P30"><text:span text:style-name="T563">&lt;</text:span><text:span text:style-name="T564">body</text:span><text:span text:style-name="T565">&gt;</text:span><text:span text:style-name="T566"/></text:p>
      <text:p text:style-name="P30"><text:span text:style-name="T567">    </text:span><text:span text:style-name="T568">&lt;</text:span><text:span text:style-name="T569">p</text:span><text:span text:style-name="T570"> </text:span><text:span text:style-name="T571">class</text:span><text:span text:style-name="T572">=</text:span><text:span text:style-name="T573">"logo"</text:span><text:span text:style-name="T574">&gt;</text:span><text:span text:style-name="T575">Data base systems</text:span><text:span text:style-name="T576">&lt;/</text:span><text:span text:style-name="T577">p</text:span><text:span text:style-name="T578">&gt;</text:span><text:span text:style-name="T579"/></text:p>
      <text:p text:style-name="P30"><text:span text:style-name="T580">    </text:span><text:span text:style-name="T581">&lt;!-- list of anchor --&gt;</text:span><text:span text:style-name="T582"/></text:p>
      <text:p text:style-name="P30"><text:span text:style-name="T583">    </text:span><text:span text:style-name="T584">&lt;</text:span><text:span text:style-name="T585">ul</text:span><text:span text:style-name="T586">&gt;</text:span><text:span text:style-name="T587"/></text:p>
      <text:p text:style-name="P30"><text:span text:style-name="T588">        </text:span><text:span text:style-name="T589">&lt;</text:span><text:span text:style-name="T590">li</text:span><text:span text:style-name="T591">&gt;&lt;</text:span><text:span text:style-name="T592">a</text:span><text:span text:style-name="T593"> </text:span><text:span text:style-name="T594">href</text:span><text:span text:style-name="T595">=</text:span><text:span text:style-name="T596">"#home"</text:span><text:span text:style-name="T597">&gt;</text:span><text:span text:style-name="T598">home</text:span><text:span text:style-name="T599">&lt;/</text:span><text:span text:style-name="T600">a</text:span><text:span text:style-name="T601">&gt;</text:span><text:span text:style-name="T602"> </text:span><text:span text:style-name="T603">&lt;/</text:span><text:span text:style-name="T604">li</text:span><text:span text:style-name="T605">&gt;</text:span><text:span text:style-name="T606"/></text:p>
      <text:p text:style-name="P30"><text:span text:style-name="T607">        </text:span><text:span text:style-name="T608">&lt;</text:span><text:span text:style-name="T609">li</text:span><text:span text:style-name="T610">&gt;&lt;</text:span><text:span text:style-name="T611">a</text:span><text:span text:style-name="T612"> </text:span><text:span text:style-name="T613">href</text:span><text:span text:style-name="T614">=</text:span><text:span text:style-name="T615">"#classification"</text:span><text:span text:style-name="T616">&gt;</text:span><text:span text:style-name="T617">classification</text:span><text:span text:style-name="T618">&lt;/</text:span><text:span text:style-name="T619">a</text:span><text:span text:style-name="T620">&gt;&lt;/</text:span><text:span text:style-name="T621">li</text:span><text:span text:style-name="T622">&gt;</text:span><text:span text:style-name="T623"/></text:p>
      <text:p text:style-name="P30"><text:span text:style-name="T624">        </text:span><text:span text:style-name="T625">&lt;</text:span><text:span text:style-name="T626">li</text:span><text:span text:style-name="T627">&gt;&lt;</text:span><text:span text:style-name="T628">a</text:span><text:span text:style-name="T629"> </text:span><text:span text:style-name="T630">href</text:span><text:span text:style-name="T631">=</text:span><text:span text:style-name="T632">"#Application"</text:span><text:span text:style-name="T633">&gt;</text:span><text:span text:style-name="T634">Application</text:span><text:span text:style-name="T635">&lt;/</text:span><text:span text:style-name="T636">a</text:span><text:span text:style-name="T637">&gt;&lt;/</text:span><text:span text:style-name="T638">li</text:span><text:span text:style-name="T639">&gt;</text:span><text:span text:style-name="T640"/></text:p>
      <text:p text:style-name="P30"><text:span text:style-name="T641">        </text:span><text:span text:style-name="T642">&lt;</text:span><text:span text:style-name="T643">li</text:span><text:span text:style-name="T644">&gt;&lt;</text:span><text:span text:style-name="T645">a</text:span><text:span text:style-name="T646"> </text:span><text:span text:style-name="T647">href</text:span><text:span text:style-name="T648">=</text:span><text:span text:style-name="T649">"#Database languages"</text:span><text:span text:style-name="T650">&gt;</text:span><text:span text:style-name="T651">Database languages</text:span><text:span text:style-name="T652">&lt;/</text:span><text:span text:style-name="T653">a</text:span><text:span text:style-name="T654">&gt;&lt;/</text:span><text:span text:style-name="T655">li</text:span><text:span text:style-name="T656">&gt;</text:span><text:span text:style-name="T657"/></text:p>
      <text:p text:style-name="P30"><text:span text:style-name="T658">        </text:span><text:span text:style-name="T659">&lt;</text:span><text:span text:style-name="T660">li</text:span><text:span text:style-name="T661">&gt;&lt;</text:span><text:span text:style-name="T662">a</text:span><text:span text:style-name="T663"> </text:span><text:span text:style-name="T664">href</text:span><text:span text:style-name="T665">=</text:span><text:span text:style-name="T666">"#Materialized "</text:span><text:span text:style-name="T667">&gt;</text:span><text:span text:style-name="T668">Materialized </text:span><text:span text:style-name="T669">&lt;/</text:span><text:span text:style-name="T670">a</text:span><text:span text:style-name="T671">&gt;&lt;/</text:span><text:span text:style-name="T672">li</text:span><text:span text:style-name="T673">&gt;</text:span><text:span text:style-name="T674"/></text:p>
      <text:p text:style-name="P30"><text:span text:style-name="T675">    </text:span><text:span text:style-name="T676">&lt;/</text:span><text:span text:style-name="T677">ul</text:span><text:span text:style-name="T678">&gt;</text:span><text:span text:style-name="T679"/></text:p>
      <text:p text:style-name="P30"><text:span text:style-name="T680">    </text:span><text:span text:style-name="T681">&lt;</text:span><text:span text:style-name="T682">div</text:span><text:span text:style-name="T683"> </text:span><text:span text:style-name="T684">id</text:span><text:span text:style-name="T685">=</text:span><text:span text:style-name="T686">"home"</text:span><text:span text:style-name="T687">&gt;</text:span><text:span text:style-name="T688"/></text:p>
      <text:p text:style-name="P30"><text:span text:style-name="T689">        </text:span><text:span text:style-name="T690">&lt;</text:span><text:span text:style-name="T691">p</text:span><text:span text:style-name="T692">&gt;</text:span><text:span text:style-name="T693">A database is an organized collection of data, generally stored and accessed electronically from a computer</text:span><text:span text:style-name="T694"/></text:p>
      <text:p text:style-name="P30"><text:span text:style-name="T695">            system.</text:span><text:span text:style-name="T696"/></text:p>
      <text:p text:style-name="P30"><text:span text:style-name="T697">            Where databases are more complex they are often developed using formal design and modeling techniques.</text:span><text:span text:style-name="T698">&lt;</text:span><text:span text:style-name="T699">br</text:span><text:span text:style-name="T700">&gt;</text:span><text:span text:style-name="T701"/></text:p>
      <text:p text:style-name="P30"><text:span text:style-name="T702">            The database management system (DBMS) is the software that interacts with end users, applications, and the</text:span><text:span text:style-name="T703"/></text:p>
      <text:p text:style-name="P30"><text:span text:style-name="T704">            database itself to capture and analyze the data. The DBMS software additionally encompasses the core</text:span><text:span text:style-name="T705"/></text:p>
      <text:p text:style-name="P30"><text:span text:style-name="T706">            facilities provided to administer the database. </text:span><text:span text:style-name="T707">&lt;</text:span><text:span text:style-name="T708">br</text:span><text:span text:style-name="T709">&gt;</text:span><text:span text:style-name="T710"/></text:p>
      <text:p text:style-name="P30"><text:span text:style-name="T711">            The sum total of the database, the DBMS and the associated applications can be referred to as a "database</text:span><text:span text:style-name="T712"/></text:p>
      <text:p text:style-name="P30"><text:span text:style-name="T713">            system". Often the term "database" is also used to loosely refer to any of the DBMS, the database system or</text:span><text:span text:style-name="T714"/></text:p>
      <text:p text:style-name="P30"><text:span text:style-name="T715">            an application associated with the database.</text:span><text:span text:style-name="T716">&lt;</text:span><text:span text:style-name="T717">br</text:span><text:span text:style-name="T718">&gt;</text:span><text:span text:style-name="T719"/></text:p>
      <text:p text:style-name="P30"><text:span text:style-name="T720">            Computer scientists may classify database-management systems according to the database models that they</text:span><text:span text:style-name="T721"/></text:p>
      <text:p text:style-name="P30"><text:span text:style-name="T722">            support. Relational databases became dominant in the </text:span><text:span text:style-name="T723">1980</text:span><text:span text:style-name="T724">s. These model data as rows and columns in a series</text:span><text:span text:style-name="T725"/></text:p>
      <text:p text:style-name="P30"><text:span text:style-name="T726">            of tables, and the vast majority use SQL for writing and querying data. In the </text:span><text:span text:style-name="T727">2000</text:span><text:span text:style-name="T728">s, non-relational</text:span><text:span text:style-name="T729"/></text:p>
      <text:p text:style-name="P30"><text:span text:style-name="T730">            databases became popular, referred to as NoSQL because they use different query languages.</text:span><text:span text:style-name="T731">&lt;</text:span><text:span text:style-name="T732">br</text:span><text:span text:style-name="T733">&gt;</text:span><text:span text:style-name="T734"/></text:p>
      <text:p text:style-name="P30"><text:span text:style-name="T735">        </text:span><text:span text:style-name="T736">&lt;/</text:span><text:span text:style-name="T737">p</text:span><text:span text:style-name="T738">&gt;</text:span><text:span text:style-name="T739"/></text:p>
      <text:p text:style-name="P30"><text:span text:style-name="T740">    </text:span><text:span text:style-name="T741">&lt;/</text:span><text:span text:style-name="T742">div</text:span><text:span text:style-name="T743">&gt;</text:span><text:span text:style-name="T744"/></text:p>
      <text:p text:style-name="P30"><text:span text:style-name="T745">    </text:span><text:span text:style-name="T746">&lt;!-- table for classification of database system--&gt;</text:span><text:span text:style-name="T747"/></text:p>
      <text:p text:style-name="P30"><text:span text:style-name="T748">    </text:span><text:span text:style-name="T749">&lt;</text:span><text:span text:style-name="T750">div</text:span><text:span text:style-name="T751"> </text:span><text:span text:style-name="T752">id</text:span><text:span text:style-name="T753">=</text:span><text:span text:style-name="T754">"classification"</text:span><text:span text:style-name="T755">&gt;</text:span><text:span text:style-name="T756"/></text:p>
      <text:p text:style-name="P30"><text:span text:style-name="T757">        </text:span><text:span text:style-name="T758">&lt;</text:span><text:span text:style-name="T759">table</text:span><text:span text:style-name="T760">&gt;</text:span><text:span text:style-name="T761"/></text:p>
      <text:p text:style-name="P30"><text:span text:style-name="T762">            </text:span><text:span text:style-name="T763">&lt;</text:span><text:span text:style-name="T764">caption</text:span><text:span text:style-name="T765">&gt;</text:span><text:span text:style-name="T766">classification of database system</text:span><text:span text:style-name="T767">&lt;/</text:span><text:span text:style-name="T768">caption</text:span><text:span text:style-name="T769">&gt;</text:span><text:span text:style-name="T770"/></text:p>
      <text:p text:style-name="P30"><text:span text:style-name="T771">            </text:span><text:span text:style-name="T772">&lt;</text:span><text:span text:style-name="T773">tr</text:span><text:span text:style-name="T774">&gt;</text:span><text:span text:style-name="T775"/></text:p>
      <text:p text:style-name="P30"><text:span text:style-name="T776">                </text:span><text:span text:style-name="T777">&lt;</text:span><text:span text:style-name="T778">th</text:span><text:span text:style-name="T779"> </text:span><text:span text:style-name="T780">scope</text:span><text:span text:style-name="T781">=</text:span><text:span text:style-name="T782">"col"</text:span><text:span text:style-name="T783">&gt;</text:span><text:span text:style-name="T784"> transformation </text:span><text:span text:style-name="T785">&lt;/</text:span><text:span text:style-name="T786">th</text:span><text:span text:style-name="T787">&gt;</text:span><text:span text:style-name="T788"/></text:p>
      <text:p text:style-name="P30"><text:span text:style-name="T789">            </text:span><text:span text:style-name="T790">&lt;/</text:span><text:span text:style-name="T791">tr</text:span><text:span text:style-name="T792">&gt;</text:span><text:span text:style-name="T793"/></text:p>
      <text:p text:style-name="P30"><text:span text:style-name="T794">            </text:span><text:span text:style-name="T795">&lt;</text:span><text:span text:style-name="T796">tr</text:span><text:span text:style-name="T797">&gt;</text:span><text:span text:style-name="T798"/></text:p>
      <text:p text:style-name="P30"><text:span text:style-name="T799">                </text:span><text:span text:style-name="T800">&lt;</text:span><text:span text:style-name="T801">th</text:span><text:span text:style-name="T802"> </text:span><text:span text:style-name="T803">scope</text:span><text:span text:style-name="T804">=</text:span><text:span text:style-name="T805">"row"</text:span><text:span text:style-name="T806">&gt;</text:span><text:span text:style-name="T807">Aggregation</text:span><text:span text:style-name="T808">&lt;/</text:span><text:span text:style-name="T809">th</text:span><text:span text:style-name="T810">&gt;</text:span><text:span text:style-name="T811"/></text:p>
      <text:p text:style-name="P30"><text:span text:style-name="T812">                </text:span><text:span text:style-name="T813">&lt;</text:span><text:span text:style-name="T814">td</text:span><text:span text:style-name="T815">&gt;</text:span><text:span text:style-name="T816"> count / sum </text:span><text:span text:style-name="T817">&lt;/</text:span><text:span text:style-name="T818">td</text:span><text:span text:style-name="T819">&gt;</text:span><text:span text:style-name="T820"/></text:p>
      <text:p text:style-name="P30"><text:span text:style-name="T821">                </text:span><text:span text:style-name="T822">&lt;</text:span><text:span text:style-name="T823">td</text:span><text:span text:style-name="T824">&gt;</text:span><text:span text:style-name="T825"> min / max </text:span><text:span text:style-name="T826">&lt;/</text:span><text:span text:style-name="T827">td</text:span><text:span text:style-name="T828">&gt;</text:span><text:span text:style-name="T829"/></text:p>
      <text:p text:style-name="P30"><text:span text:style-name="T830">            </text:span><text:span text:style-name="T831">&lt;/</text:span><text:span text:style-name="T832">tr</text:span><text:span text:style-name="T833">&gt;</text:span><text:span text:style-name="T834"/></text:p>
      <text:p text:style-name="P30"><text:span text:style-name="T835">            </text:span><text:span text:style-name="T836">&lt;</text:span><text:span text:style-name="T837">tr</text:span><text:span text:style-name="T838">&gt;</text:span><text:span text:style-name="T839"/></text:p>
      <text:p text:style-name="P30"><text:span text:style-name="T840">                </text:span><text:span text:style-name="T841">&lt;</text:span><text:span text:style-name="T842">th</text:span><text:span text:style-name="T843"> </text:span><text:span text:style-name="T844">scope</text:span><text:span text:style-name="T845">=</text:span><text:span text:style-name="T846">"row"</text:span><text:span text:style-name="T847">&gt;</text:span><text:span text:style-name="T848"> denormalization </text:span><text:span text:style-name="T849">&lt;/</text:span><text:span text:style-name="T850">th</text:span><text:span text:style-name="T851">&gt;</text:span><text:span text:style-name="T852"/></text:p>
      <text:p text:style-name="P30"><text:span text:style-name="T853">                </text:span><text:span text:style-name="T854">&lt;</text:span><text:span text:style-name="T855">td</text:span><text:span text:style-name="T856">&gt;</text:span><text:span text:style-name="T857">direct derivation</text:span><text:span text:style-name="T858">&lt;/</text:span><text:span text:style-name="T859">td</text:span><text:span text:style-name="T860">&gt;</text:span><text:span text:style-name="T861"/></text:p>
      <text:p text:style-name="P30"><text:span text:style-name="T862">                </text:span><text:span text:style-name="T863">&lt;</text:span><text:span text:style-name="T864">td</text:span><text:span text:style-name="T865">&gt;</text:span><text:span text:style-name="T866">expretion </text:span><text:span text:style-name="T867">&lt;/</text:span><text:span text:style-name="T868">td</text:span><text:span text:style-name="T869">&gt;</text:span><text:span text:style-name="T870"/></text:p>
      <text:p text:style-name="P30"><text:span text:style-name="T871">                </text:span><text:span text:style-name="T872">&lt;</text:span><text:span text:style-name="T873">td</text:span><text:span text:style-name="T874">&gt;</text:span><text:span text:style-name="T875">case</text:span><text:span text:style-name="T876">&lt;/</text:span><text:span text:style-name="T877">td</text:span><text:span text:style-name="T878">&gt;</text:span><text:span text:style-name="T879"/></text:p>
      <text:p text:style-name="P30"><text:span text:style-name="T880">            </text:span><text:span text:style-name="T881">&lt;/</text:span><text:span text:style-name="T882">tr</text:span><text:span text:style-name="T883">&gt;</text:span><text:span text:style-name="T884"/></text:p>
      <text:p text:style-name="P30"><text:span text:style-name="T885">        </text:span><text:span text:style-name="T886">&lt;/</text:span><text:span text:style-name="T887">table</text:span><text:span text:style-name="T888">&gt;</text:span><text:span text:style-name="T889"/></text:p>
      <text:p text:style-name="P30"><text:span text:style-name="T890">    </text:span><text:span text:style-name="T891">&lt;/</text:span><text:span text:style-name="T892">div</text:span><text:span text:style-name="T893">&gt;</text:span><text:span text:style-name="T894"/></text:p>
      <text:p text:style-name="P30"><text:span text:style-name="T895">    </text:span><text:span text:style-name="T896">&lt;</text:span><text:span text:style-name="T897">div</text:span><text:span text:style-name="T898"> </text:span><text:span text:style-name="T899">class</text:span><text:span text:style-name="T900">=</text:span><text:span text:style-name="T901">"Application"</text:span><text:span text:style-name="T902">&gt;</text:span><text:span text:style-name="T903"/></text:p>
      <text:p text:style-name="P30"><text:span text:style-name="T904">        </text:span><text:span text:style-name="T905">&lt;</text:span><text:span text:style-name="T906">p</text:span><text:span text:style-name="T907">&gt;</text:span><text:span text:style-name="T908"/></text:p>
      <text:p text:style-name="P30"><text:span text:style-name="T909">            The DBMS acronym is sometimes extended to indicate the underlying database model, with RDBMS for the</text:span><text:span text:style-name="T910"/></text:p>
      <text:p text:style-name="P30"><text:span text:style-name="T911">            relational, OODBMS for the object (oriented) and ORDBMS for the object–relational model. Other extensions</text:span><text:span text:style-name="T912"/></text:p>
      <text:p text:style-name="P30"><text:span text:style-name="T913">            can indicate some other characteristic, such as DDBMS for a distributed database management systems.</text:span><text:span text:style-name="T914"/></text:p>
      <text:p text:style-name="P30"><text:span text:style-name="T915">            Connolly and Begg define database management system (DBMS) as a "software system that enables users to</text:span><text:span text:style-name="T916"/></text:p>
      <text:p text:style-name="P30"><text:span text:style-name="T917">            define, create, maintain and control access to the database".[</text:span><text:span text:style-name="T918">24</text:span><text:span text:style-name="T919">] Examples of DBMS's include MySQL,</text:span><text:span text:style-name="T920"/></text:p>
      <text:p text:style-name="P30"><text:span text:style-name="T921">            PostgreSQL, Microsoft SQL Server, Oracle Database, and Microsoft Access.</text:span><text:span text:style-name="T922">&lt;</text:span><text:span text:style-name="T923">br</text:span><text:span text:style-name="T924">&gt;</text:span><text:span text:style-name="T925"/></text:p>
      <text:p text:style-name="P30"><text:span text:style-name="T926">            The DBMS acronym is sometimes extended to indicate the underlying database model, with RDBMS for the</text:span><text:span text:style-name="T927"/></text:p>
      <text:p text:style-name="P30"><text:span text:style-name="T928">            relational, OODBMS for the object (oriented) and ORDBMS for the object–relational model. Other extensions</text:span><text:span text:style-name="T929"/></text:p>
      <text:p text:style-name="P30"><text:span text:style-name="T930">            can indicate some other characteristic, such as DDBMS for a distributed database management systems.</text:span><text:span text:style-name="T931"/></text:p>
      <text:p text:style-name="P31"><text:span text:style-name="T932"/></text:p>
      <text:p text:style-name="P32"><text:span text:style-name="T933">            The functionality provided by a DBMS can vary enormously. The core functionality is the storage, retrieval</text:span><text:span text:style-name="T934"/></text:p>
      <text:p text:style-name="P32"><text:span text:style-name="T935">            and update of data. Codd proposed the following functions and services a fully-fledged general purpose DBMS</text:span><text:span text:style-name="T936"/></text:p>
      <text:p text:style-name="P32"><text:span text:style-name="T937">            should provide:</text:span><text:span text:style-name="T938">&lt;</text:span><text:span text:style-name="T939">br</text:span><text:span text:style-name="T940">&gt;</text:span><text:span text:style-name="T941"/></text:p>
      <text:p text:style-name="P32"><text:span text:style-name="T942">            Data storage, retrieval and update</text:span><text:span text:style-name="T943"/></text:p>
      <text:p text:style-name="P32"><text:span text:style-name="T944">            User accessible catalog or data dictionary describing the metadata</text:span><text:span text:style-name="T945"/></text:p>
      <text:p text:style-name="P32"><text:span text:style-name="T946">            Support for transactions and concurrency</text:span><text:span text:style-name="T947"/></text:p>
      <text:p text:style-name="P32"><text:span text:style-name="T948">            Facilities for recovering the database should it become damaged</text:span><text:span text:style-name="T949"/></text:p>
      <text:p text:style-name="P32"><text:span text:style-name="T950">            Support for authorization of access and update of data</text:span><text:span text:style-name="T951"/></text:p>
      <text:p text:style-name="P32"><text:span text:style-name="T952">            Access support from remote locations</text:span><text:span text:style-name="T953"/></text:p>
      <text:p text:style-name="P32"><text:span text:style-name="T954">            Enforcing constraints to ensure data in the database abides by certain rules </text:span><text:span text:style-name="T955">&lt;</text:span><text:span text:style-name="T956">br</text:span><text:span text:style-name="T957">&gt;</text:span><text:span text:style-name="T958"/></text:p>
      <text:p text:style-name="P32"><text:span text:style-name="T959">            It is also generally to be expected the DBMS will provide a set of utilities for such purposes as may be</text:span><text:span text:style-name="T960"/></text:p>
      <text:p text:style-name="P32"><text:span text:style-name="T961">            necessary to administer the database effectively, including import, export, monitoring, defragmentation and</text:span><text:span text:style-name="T962"/></text:p>
      <text:p text:style-name="P32"><text:span text:style-name="T963">            analysis utilities.[</text:span><text:span text:style-name="T964">26</text:span><text:span text:style-name="T965">] The core part of the DBMS interacting between the database and the application</text:span><text:span text:style-name="T966"/></text:p>
      <text:p text:style-name="P32"><text:span text:style-name="T967">            interface sometimes referred to as the database engine.</text:span><text:span text:style-name="T968">&lt;</text:span><text:span text:style-name="T969">br</text:span><text:span text:style-name="T970">&gt;</text:span><text:span text:style-name="T971"/></text:p>
      <text:p text:style-name="P32"><text:span text:style-name="T972">            Often DBMSs will have configuration parameters that can be statically and dynamically tuned, for example the</text:span><text:span text:style-name="T973"/></text:p>
      <text:p text:style-name="P32"><text:span text:style-name="T974">            maximum amount of main memory on a server the database can use. The trend is to minimize the amount of</text:span><text:span text:style-name="T975"/></text:p>
      <text:p text:style-name="P32"><text:span text:style-name="T976">            manual configuration, and for cases such as embedded databases the need to target zero-administration is</text:span><text:span text:style-name="T977"/></text:p>
      <text:p text:style-name="P33"><text:span text:style-name="T978"/></text:p>
      <text:p text:style-name="P34"><text:span text:style-name="T979">        </text:span><text:span text:style-name="T980">&lt;/</text:span><text:span text:style-name="T981">p</text:span><text:span text:style-name="T982">&gt;</text:span><text:span text:style-name="T983"/></text:p>
      <text:p text:style-name="P34"><text:span text:style-name="T984">        </text:span><text:span text:style-name="T985">&lt;!-- img  --&gt;</text:span><text:span text:style-name="T986"/></text:p>
      <text:p text:style-name="P34"><text:span text:style-name="T987">        </text:span><text:span text:style-name="T988">&lt;</text:span><text:span text:style-name="T989">img</text:span><text:span text:style-name="T990"> </text:span><text:span text:style-name="T991">src</text:span><text:span text:style-name="T992">=</text:span><text:span text:style-name="T993">"https://encrypted-tbn</text:span><text:span text:style-name="T994">0</text:span><text:span text:style-name="T995">.gstatic.com/images?q=tbn:ANd</text:span><text:span text:style-name="T996">9</text:span><text:span text:style-name="T997">GcTiTVTTNRl-LkEcMZvj</text:span><text:span text:style-name="T998">6</text:span><text:span text:style-name="T999">I</text:span><text:span text:style-name="T1000">3</text:span><text:span text:style-name="T1001">qiPlcXde_Qz-h</text:span><text:span text:style-name="T1002">0</text:span><text:span text:style-name="T1003">Q&amp;usqp=CAU"</text:span><text:span text:style-name="T1004"/></text:p>
      <text:p text:style-name="P34"><text:span text:style-name="T1005">            </text:span><text:span text:style-name="T1006">alt</text:span><text:span text:style-name="T1007">=</text:span><text:span text:style-name="T1008">""</text:span><text:span text:style-name="T1009">&gt;</text:span><text:span text:style-name="T1010"/></text:p>
      <text:p text:style-name="P34"><text:span text:style-name="T1011">    </text:span><text:span text:style-name="T1012">&lt;/</text:span><text:span text:style-name="T1013">div</text:span><text:span text:style-name="T1014">&gt;</text:span><text:span text:style-name="T1015"/></text:p>
      <text:p text:style-name="P34"><text:span text:style-name="T1016">    </text:span><text:span text:style-name="T1017">&lt;</text:span><text:span text:style-name="T1018">div</text:span><text:span text:style-name="T1019"> </text:span><text:span text:style-name="T1020">id</text:span><text:span text:style-name="T1021">=</text:span><text:span text:style-name="T1022">"Database languages"</text:span><text:span text:style-name="T1023">&gt;</text:span><text:span text:style-name="T1024"/></text:p>
      <text:p text:style-name="P34"><text:span text:style-name="T1025">        </text:span><text:span text:style-name="T1026">&lt;</text:span><text:span text:style-name="T1027">p</text:span><text:span text:style-name="T1028">&gt;</text:span><text:span text:style-name="T1029">Database languages are special-purpose languages, which allow one or more of the following tasks, sometimes</text:span><text:span text:style-name="T1030"/></text:p>
      <text:p text:style-name="P34"><text:span text:style-name="T1031">            distinguished as sublanguages:</text:span><text:span text:style-name="T1032"/></text:p>
      <text:p text:style-name="P35"><text:span text:style-name="T1033"/></text:p>
      <text:p text:style-name="P36"><text:span text:style-name="T1034">            Data control language (DCL) – controls access to data;</text:span><text:span text:style-name="T1035"/></text:p>
      <text:p text:style-name="P36"><text:span text:style-name="T1036">            Data definition language (DDL) – defines data types such as creating, altering, or dropping tables and the</text:span><text:span text:style-name="T1037"/></text:p>
      <text:p text:style-name="P36"><text:span text:style-name="T1038">            relationships among them;</text:span><text:span text:style-name="T1039"/></text:p>
      <text:p text:style-name="P36"><text:span text:style-name="T1040">            Data manipulation language (DML) – performs tasks such as inserting, updating, or deleting data occurrences;</text:span><text:span text:style-name="T1041"/></text:p>
      <text:p text:style-name="P36"><text:span text:style-name="T1042">            Data query language (DQL) – allows searching for information and computing derived information.</text:span><text:span text:style-name="T1043">&lt;</text:span><text:span text:style-name="T1044">br</text:span><text:span text:style-name="T1045">&gt;</text:span><text:span text:style-name="T1046"/></text:p>
      <text:p text:style-name="P36"><text:span text:style-name="T1047">            Database languages are specific to a particular data model. Notable examples include:</text:span><text:span text:style-name="T1048"/></text:p>
      <text:p text:style-name="P37"><text:span text:style-name="T1049"/></text:p>
      <text:p text:style-name="P38"><text:span text:style-name="T1050">            SQL combines the roles of data definition, data manipulation, and query in a single language. It was one of</text:span><text:span text:style-name="T1051"/></text:p>
      <text:p text:style-name="P38"><text:span text:style-name="T1052">            the first commercial languages for the relational model, although it departs in some respects from the</text:span><text:span text:style-name="T1053"/></text:p>
      <text:p text:style-name="P38"><text:span text:style-name="T1054">            relational model as described by Codd (for example, the rows and columns of a table can be ordered). SQL</text:span><text:span text:style-name="T1055"/></text:p>
      <text:p text:style-name="P38"><text:span text:style-name="T1056">            became a standard of the American National Standards Institute (ANSI) in </text:span><text:span text:style-name="T1057">1986</text:span><text:span text:style-name="T1058">, and of the International</text:span><text:span text:style-name="T1059"/></text:p>
      <text:p text:style-name="P38"><text:span text:style-name="T1060">            Organization for Standardization (ISO) in </text:span><text:span text:style-name="T1061">1987</text:span><text:span text:style-name="T1062">. The standards have been regularly enhanced since and is</text:span><text:span text:style-name="T1063"/></text:p>
      <text:p text:style-name="P38"><text:span text:style-name="T1064">            supported (with varying degrees of conformance) by all mainstream commercial relational DBMSs.[</text:span><text:span text:style-name="T1065">29</text:span><text:span text:style-name="T1066">][</text:span><text:span text:style-name="T1067">30</text:span><text:span text:style-name="T1068">]</text:span><text:span text:style-name="T1069"/></text:p>
      <text:p text:style-name="P38"><text:span text:style-name="T1070">            OQL is an object model language standard (from the Object Data Management Group). It has influenced the</text:span><text:span text:style-name="T1071"/></text:p>
      <text:p text:style-name="P38"><text:span text:style-name="T1072">            design of some of the newer query languages like JDOQL and EJB QL.</text:span><text:span text:style-name="T1073"/></text:p>
      <text:p text:style-name="P38"><text:span text:style-name="T1074">            XQuery is a standard XML query language implemented by XML database systems such as MarkLogic and eXist, by</text:span><text:span text:style-name="T1075"/></text:p>
      <text:p text:style-name="P38"><text:span text:style-name="T1076">            relational databases with XML capability such as Oracle and DB</text:span><text:span text:style-name="T1077">2</text:span><text:span text:style-name="T1078">, and also by in-memory XML processors such</text:span><text:span text:style-name="T1079"/></text:p>
      <text:p text:style-name="P38"><text:span text:style-name="T1080">            as Saxon.</text:span><text:span text:style-name="T1081"/></text:p>
      <text:p text:style-name="P38"><text:span text:style-name="T1082">            SQL/XML combines XQuery with SQL.[</text:span><text:span text:style-name="T1083">31</text:span><text:span text:style-name="T1084">]</text:span><text:span text:style-name="T1085">&lt;</text:span><text:span text:style-name="T1086">br</text:span><text:span text:style-name="T1087">&gt;</text:span><text:span text:style-name="T1088"/></text:p>
      <text:p text:style-name="P38"><text:span text:style-name="T1089">            A database language may also incorporate features like:</text:span><text:span text:style-name="T1090"/></text:p>
      <text:p text:style-name="P38"><text:span text:style-name="T1091"/></text:p>
      <text:p text:style-name="P38"><text:span text:style-name="T1092">            DBMS-specific configuration and storage engine management</text:span><text:span text:style-name="T1093"/></text:p>
      <text:p text:style-name="P38"><text:span text:style-name="T1094">            Computations to modify query results, like counting, summing, averaging, sorting, grouping, and</text:span><text:span text:style-name="T1095"/></text:p>
      <text:p text:style-name="P38"><text:span text:style-name="T1096">            cross-referencing</text:span><text:span text:style-name="T1097"/></text:p>
      <text:p text:style-name="P38"><text:span text:style-name="T1098">            Constraint enforcement (e.g. in an automotive database, only allowing one engine type per car)</text:span><text:span text:style-name="T1099"/></text:p>
      <text:p text:style-name="P38"><text:span text:style-name="T1100">            Application programming interface version of the query language, for programmer convenience</text:span><text:span text:style-name="T1101"/></text:p>
      <text:p text:style-name="P38"><text:span text:style-name="T1102">        </text:span><text:span text:style-name="T1103">&lt;/</text:span><text:span text:style-name="T1104">p</text:span><text:span text:style-name="T1105">&gt;</text:span><text:span text:style-name="T1106"/></text:p>
      <text:p text:style-name="P38"><text:span text:style-name="T1107">    </text:span><text:span text:style-name="T1108">&lt;/</text:span><text:span text:style-name="T1109">div</text:span><text:span text:style-name="T1110">&gt;</text:span><text:span text:style-name="T1111"/></text:p>
      <text:p text:style-name="P38"><text:span text:style-name="T1112">    </text:span><text:span text:style-name="T1113">&lt;</text:span><text:span text:style-name="T1114">div</text:span><text:span text:style-name="T1115"> </text:span><text:span text:style-name="T1116">id</text:span><text:span text:style-name="T1117">=</text:span><text:span text:style-name="T1118">"Materialized "</text:span><text:span text:style-name="T1119">&gt;</text:span><text:span text:style-name="T1120"/></text:p>
      <text:p text:style-name="P38"><text:span text:style-name="T1121">        Database storage is the container of the physical materialization of a database. It comprises the internal</text:span><text:span text:style-name="T1122"/></text:p>
      <text:p text:style-name="P38"><text:span text:style-name="T1123">        (physical) level in the database architecture. It also contains all the information needed (e.g., metadata,</text:span><text:span text:style-name="T1124"/></text:p>
      <text:p text:style-name="P38"><text:span text:style-name="T1125">        "data about the data", and internal data structures) to reconstruct the conceptual level and external level from</text:span><text:span text:style-name="T1126"/></text:p>
      <text:p text:style-name="P38"><text:span text:style-name="T1127">        the internal level when needed. Putting data into permanent storage is generally the responsibility of the</text:span><text:span text:style-name="T1128"/></text:p>
      <text:p text:style-name="P38"><text:span text:style-name="T1129">        database engine a.k.a. "storage engine". Though typically accessed by a DBMS through the underlying operating</text:span><text:span text:style-name="T1130"/></text:p>
      <text:p text:style-name="P38"><text:span text:style-name="T1131">        system (and often using the operating systems' file systems as intermediates for storage layout), storage</text:span><text:span text:style-name="T1132"/></text:p>
      <text:p text:style-name="P38"><text:span text:style-name="T1133">        properties and configuration setting are extremely important for the efficient operation of the DBMS, and thus</text:span><text:span text:style-name="T1134"/></text:p>
      <text:p text:style-name="P38"><text:span text:style-name="T1135">        are closely maintained by database administrators. A DBMS, while in operation, always has its database residing</text:span><text:span text:style-name="T1136"/></text:p>
      <text:p text:style-name="P38"><text:span text:style-name="T1137">        in several types of storage (e.g., memory and external storage). The database data and the additional needed</text:span><text:span text:style-name="T1138"/></text:p>
      <text:p text:style-name="P38"><text:span text:style-name="T1139">        information, possibly in very large amounts, are coded into bits.</text:span><text:span text:style-name="T1140"/></text:p>
      <text:p text:style-name="P38"><text:span text:style-name="T1141">    </text:span><text:span text:style-name="T1142">&lt;/</text:span><text:span text:style-name="T1143">div</text:span><text:span text:style-name="T1144">&gt;</text:span><text:span text:style-name="T1145"/></text:p>
      <text:p text:style-name="P38"><text:span text:style-name="T1146">&lt;/</text:span><text:span text:style-name="T1147">body</text:span><text:span text:style-name="T1148">&gt;</text:span><text:span text:style-name="T1149"/></text:p>
      <text:p text:style-name="P38"><text:span text:style-name="T1150"/></text:p>
      <text:p text:style-name="P38"><text:span text:style-name="T1151">&lt;/</text:span><text:span text:style-name="T1152">html</text:span><text:span text:style-name="T1153">&gt;</text:span><text:span text:style-name="T1154"/></text:p>
      <text:p text:style-name="P39"><text:span text:style-name="T1155"/></text:p>
      <text:p text:style-name="P40"><text:span text:style-name="T11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